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4000000040993C2CFF43CF6E7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libreoffice" xlink:href="Pictures/100002010000004000000040993C2CFF43CF6E7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draw:fill="bitmap" draw:fill-image-name="libreoffice" style:repeat="no-repeat" style:footnote-max-height="0cm">
        <style:background-image xlink:href="Pictures/100002010000004000000040993C2CFF43CF6E71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22:15:56.285722418</meta:creation-date>
    <dc:date>2015-09-11T22:16:28.906656363</dc:date>
    <meta:editing-duration>PT3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5.1.0.0.alpha1$Linux_X86_64 LibreOffice_project/2062d5d6f472ffa22ab4a769f4cb992f3a91894c</meta:generator>
  </office:meta>
</office:document-meta>
</file>